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0.35pt"/>
    </style:style>
    <style:style style:name="co3" style:family="table-column">
      <style:table-column-properties fo:break-before="auto" style:column-width="105.7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text-line-through-type="none" style:font-name="DejaVu Sans Mono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pt" style:language-asian="none" style:country-asian="none" style:font-style-asian="normal" style:font-weight-asian="normal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Zoom_Train_Accuracy</text:p>
          </table:table-cell>
          <table:table-cell office:value-type="string" calcext:value-type="string">
            <text:p>ROI_Train_Accuracy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72368" calcext:value-type="float">
            <text:p>0.72368</text:p>
          </table:table-cell>
          <table:table-cell office:value-type="float" office:value="0.64706" calcext:value-type="float">
            <text:p>0.647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6071" calcext:value-type="float">
            <text:p>0.66071</text:p>
          </table:table-cell>
          <table:table-cell office:value-type="float" office:value="0.67188" calcext:value-type="float">
            <text:p>0.6718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9615" calcext:value-type="float">
            <text:p>0.59615</text:p>
          </table:table-cell>
          <table:table-cell office:value-type="float" office:value="0.72059" calcext:value-type="float">
            <text:p>0.7205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0417" calcext:value-type="float">
            <text:p>0.60417</text:p>
          </table:table-cell>
          <table:table-cell office:value-type="float" office:value="0.625" calcext:value-type="float">
            <text:p>0.6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25" calcext:value-type="float">
            <text:p>0.625</text:p>
          </table:table-cell>
          <table:table-cell office:value-type="float" office:value="0.67188" calcext:value-type="float">
            <text:p>0.6718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1154" calcext:value-type="float">
            <text:p>0.71154</text:p>
          </table:table-cell>
          <table:table-cell office:value-type="float" office:value="0.64706" calcext:value-type="float">
            <text:p>0.6470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8333" calcext:value-type="float">
            <text:p>0.68333</text:p>
          </table:table-cell>
          <table:table-cell office:value-type="float" office:value="0.72917" calcext:value-type="float">
            <text:p>0.7291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69737" calcext:value-type="float">
            <text:p>0.69737</text:p>
          </table:table-cell>
          <table:table-cell office:value-type="float" office:value="0.6875" calcext:value-type="float">
            <text:p>0.68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25" calcext:value-type="float">
            <text:p>0.625</text:p>
          </table:table-cell>
          <table:table-cell office:value-type="float" office:value="0.61538" calcext:value-type="float">
            <text:p>0.6153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69643" calcext:value-type="float">
            <text:p>0.69643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66071" calcext:value-type="float">
            <text:p>0.6607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72222" calcext:value-type="float">
            <text:p>0.72222</text:p>
          </table:table-cell>
          <table:table-cell office:value-type="float" office:value="0.63333" calcext:value-type="float">
            <text:p>0.6333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64706" calcext:value-type="float">
            <text:p>0.64706</text:p>
          </table:table-cell>
          <table:table-cell office:value-type="float" office:value="0.65625" calcext:value-type="float">
            <text:p>0.6562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63333" calcext:value-type="float">
            <text:p>0.63333</text:p>
          </table:table-cell>
          <table:table-cell office:value-type="float" office:value="0.61538" calcext:value-type="float">
            <text:p>0.6153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69118" calcext:value-type="float">
            <text:p>0.69118</text:p>
          </table:table-cell>
          <table:table-cell office:value-type="float" office:value="0.63235" calcext:value-type="float">
            <text:p>0.6323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65789" calcext:value-type="float">
            <text:p>0.65789</text:p>
          </table:table-cell>
          <table:table-cell office:value-type="float" office:value="0.67308" calcext:value-type="float">
            <text:p>0.6730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73529" calcext:value-type="float">
            <text:p>0.73529</text:p>
          </table:table-cell>
          <table:table-cell office:value-type="float" office:value="0.64286" calcext:value-type="float">
            <text:p>0.6428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61842" calcext:value-type="float">
            <text:p>0.61842</text:p>
          </table:table-cell>
          <table:table-cell office:value-type="float" office:value="0.64286" calcext:value-type="float">
            <text:p>0.6428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67857" calcext:value-type="float">
            <text:p>0.67857</text:p>
          </table:table-cell>
          <table:table-cell office:value-type="float" office:value="0.71154" calcext:value-type="float">
            <text:p>0.7115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70833" calcext:value-type="float">
            <text:p>0.70833</text:p>
          </table:table-cell>
          <table:table-cell office:value-type="float" office:value="0.66176" calcext:value-type="float">
            <text:p>0.6617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77941" calcext:value-type="float">
            <text:p>0.77941</text:p>
          </table:table-cell>
          <table:table-cell office:value-type="float" office:value="0.6875" calcext:value-type="float">
            <text:p>0.687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65" calcext:value-type="float">
            <text:p>0.65</text:p>
          </table:table-cell>
          <table:table-cell office:value-type="float" office:value="0.53571" calcext:value-type="float">
            <text:p>0.5357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71591" calcext:value-type="float">
            <text:p>0.71591</text:p>
          </table:table-cell>
          <table:table-cell office:value-type="float" office:value="0.70588" calcext:value-type="float">
            <text:p>0.7058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58929" calcext:value-type="float">
            <text:p>0.58929</text:p>
          </table:table-cell>
          <table:table-cell office:value-type="float" office:value="0.65789" calcext:value-type="float">
            <text:p>0.6578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59091" calcext:value-type="float">
            <text:p>0.59091</text:p>
          </table:table-cell>
          <table:table-cell office:value-type="float" office:value="0.72059" calcext:value-type="float">
            <text:p>0.7205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77941" calcext:value-type="float">
            <text:p>0.77941</text:p>
          </table:table-cell>
          <table:table-cell office:value-type="float" office:value="0.69737" calcext:value-type="float">
            <text:p>0.6973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64706" calcext:value-type="float">
            <text:p>0.64706</text:p>
          </table:table-cell>
          <table:table-cell office:value-type="float" office:value="0.66176" calcext:value-type="float">
            <text:p>0.6617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69048" calcext:value-type="float">
            <text:p>0.69048</text:p>
          </table:table-cell>
          <table:table-cell office:value-type="float" office:value="0.625" calcext:value-type="float">
            <text:p>0.62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71667" calcext:value-type="float">
            <text:p>0.71667</text:p>
          </table:table-cell>
          <table:table-cell office:value-type="float" office:value="0.64062" calcext:value-type="float">
            <text:p>0.6406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70312" calcext:value-type="float">
            <text:p>0.70312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71154" calcext:value-type="float">
            <text:p>0.71154</text:p>
          </table:table-cell>
          <table:table-cell office:value-type="float" office:value="0.64474" calcext:value-type="float">
            <text:p>0.6447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68333" calcext:value-type="float">
            <text:p>0.68333</text:p>
          </table:table-cell>
          <table:table-cell office:value-type="float" office:value="0.6625" calcext:value-type="float">
            <text:p>0.662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72727" calcext:value-type="float">
            <text:p>0.72727</text:p>
          </table:table-cell>
          <table:table-cell office:value-type="float" office:value="0.67647" calcext:value-type="float">
            <text:p>0.6764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69118" calcext:value-type="float">
            <text:p>0.69118</text:p>
          </table:table-cell>
          <table:table-cell office:value-type="float" office:value="0.67308" calcext:value-type="float">
            <text:p>0.6730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73214" calcext:value-type="float">
            <text:p>0.73214</text:p>
          </table:table-cell>
          <table:table-cell office:value-type="float" office:value="0.68333" calcext:value-type="float">
            <text:p>0.6833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76923" calcext:value-type="float">
            <text:p>0.76923</text:p>
          </table:table-cell>
          <table:table-cell office:value-type="float" office:value="0.63889" calcext:value-type="float">
            <text:p>0.63889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office:value-type="float" office:value="0.6828" calcext:value-type="float">
            <text:p>0.6828</text:p>
          </table:table-cell>
          <table:table-cell office:value-type="float" office:value="0.6641" calcext:value-type="float">
            <text:p>0.664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4T09:25:24.703536724</meta:creation-date>
    <dc:date>2019-06-04T09:31:36.869870528</dc:date>
    <meta:editing-duration>PT6M13S</meta:editing-duration>
    <meta:editing-cycles>2</meta:editing-cycles>
    <meta:generator>LibreOffice/6.0.7.3$Linux_X86_64 LibreOffice_project/00m0$Build-3</meta:generator>
    <meta:document-statistic meta:table-count="1" meta:cell-count="114" meta:object-count="0"/>
  </office:meta>
</office:document-meta>
</file>